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5" table:default-cell-style-name="Default"/>
        <table:table-row table:style-name="ro1">
          <table:table-cell/>
          <table:table-cell table:style-name="ce3" office:value-type="string" calcext:value-type="string" table:number-columns-spanned="24" table:number-rows-spanned="1">
            <text:p>Profile</text:p>
          </table:table-cell>
          <table:covered-table-cell table:number-columns-repeated="23"/>
        </table:table-row>
        <table:table-row table:style-name="ro2">
          <table:table-cell table:style-name="ce1" office:value-type="string" calcext:value-type="string">
            <text:p>Depths</text:p>
          </table:table-cell>
          <table:table-cell table:style-name="ce4" office:value-type="string" calcext:value-type="string">
            <text:p>112.1</text:p>
          </table:table-cell>
          <table:table-cell table:style-name="ce4" office:value-type="string" calcext:value-type="string">
            <text:p>112.2</text:p>
          </table:table-cell>
          <table:table-cell table:style-name="ce4" office:value-type="string" calcext:value-type="string">
            <text:p>112.3</text:p>
          </table:table-cell>
          <table:table-cell table:style-name="ce4" office:value-type="string" calcext:value-type="string">
            <text:p>112.4</text:p>
          </table:table-cell>
          <table:table-cell table:style-name="ce4" office:value-type="string" calcext:value-type="string">
            <text:p>112.5</text:p>
          </table:table-cell>
          <table:table-cell table:style-name="ce4" office:value-type="string" calcext:value-type="string">
            <text:p>116.1</text:p>
          </table:table-cell>
          <table:table-cell table:style-name="ce4" office:value-type="string" calcext:value-type="string">
            <text:p>116.2</text:p>
          </table:table-cell>
          <table:table-cell table:style-name="ce4" office:value-type="string" calcext:value-type="string">
            <text:p>116.3</text:p>
          </table:table-cell>
          <table:table-cell table:style-name="ce4" office:value-type="string" calcext:value-type="string">
            <text:p>116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138.1</text:p>
          </table:table-cell>
          <table:table-cell table:style-name="ce4" office:value-type="string" calcext:value-type="string">
            <text:p>138.2</text:p>
          </table:table-cell>
          <table:table-cell table:style-name="ce4" office:value-type="string" calcext:value-type="string">
            <text:p>138.3</text:p>
          </table:table-cell>
          <table:table-cell table:style-name="ce4" office:value-type="string" calcext:value-type="string">
            <text:p>151.1</text:p>
          </table:table-cell>
          <table:table-cell table:style-name="ce4" office:value-type="string" calcext:value-type="string">
            <text:p>151.2</text:p>
          </table:table-cell>
          <table:table-cell table:style-name="ce4" office:value-type="string" calcext:value-type="string">
            <text:p>151.3</text:p>
          </table:table-cell>
          <table:table-cell table:style-name="ce4" office:value-type="string" calcext:value-type="string">
            <text:p>151.4</text:p>
          </table:table-cell>
        </table:table-row>
        <table:table-row table:style-name="ro2">
          <table:table-cell table:style-name="ce2" office:value-type="float" office:value="-10" calcext:value-type="float">
            <text:p>-1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-20" calcext:value-type="float">
            <text:p>-2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float" office:value="-30" calcext:value-type="float">
            <text:p>-3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float" office:value="-40" calcext:value-type="float">
            <text:p>-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float" office:value="-50" calcext:value-type="float">
            <text:p>-50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5" office:value-type="float" office:value="23" calcext:value-type="float">
            <text:p>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4"/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6"/>
          <table:table-cell table:style-name="ce5" office:value-type="float" office:value="52" calcext:value-type="float">
            <text:p>5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float" office:value="-60" calcext:value-type="float">
            <text:p>-6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4"/>
          <table:table-cell table:style-name="ce5"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float" office:value="-70" calcext:value-type="float">
            <text:p>-70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5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float" office:value="-80" calcext:value-type="float">
            <text:p>-80</text:p>
          </table:table-cell>
          <table:table-cell table:number-columns-repeated="2"/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5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float" office:value="-90" calcext:value-type="float">
            <text:p>-90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float" office:value="-100" calcext:value-type="float">
            <text:p>-100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2" office:value-type="float" office:value="-110" calcext:value-type="float">
            <text:p>-110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  <table:table-cell table:style-name="ce5" office:value-type="float" office:value="55" calcext:value-type="float">
            <text:p>5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2" office:value-type="float" office:value="-120" calcext:value-type="float">
            <text:p>-120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"/>
          <table:table-cell table:style-name="ce5" office:value-type="float" office:value="78" calcext:value-type="float">
            <text:p>78</text:p>
          </table:table-cell>
          <table:table-cell table:number-columns-repeated="4"/>
          <table:table-cell table:style-name="ce5" office:value-type="float" office:value="19" calcext:value-type="float">
            <text:p>19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2" office:value-type="float" office:value="-130" calcext:value-type="float">
            <text:p>-130</text:p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" office:value-type="float" office:value="-140" calcext:value-type="float">
            <text:p>-140</text:p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"/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style-name="ce2" office:value-type="float" office:value="-150" calcext:value-type="float">
            <text:p>-150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number-columns-repeated="10"/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style-name="ce2" office:value-type="float" office:value="-160" calcext:value-type="float">
            <text:p>-160</text:p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  <table:table-cell table:style-name="ce5" office:value-type="float" office:value="12" calcext:value-type="float">
            <text:p>12</text:p>
          </table:table-cell>
          <table:table-cell table:number-columns-repeated="12"/>
          <table:table-cell table:style-name="ce5"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table:style-name="ce2" office:value-type="float" office:value="-170" calcext:value-type="float">
            <text:p>-170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number-columns-repeated="15"/>
        </table:table-row>
        <table:table-row table:style-name="ro2">
          <table:table-cell table:style-name="ce2" office:value-type="float" office:value="-180" calcext:value-type="float">
            <text:p>-180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number-columns-repeated="4"/>
          <table:table-cell table:style-name="ce5" office:value-type="float" office:value="15" calcext:value-type="float">
            <text:p>15</text:p>
          </table:table-cell>
          <table:table-cell table:number-columns-repeated="15"/>
        </table:table-row>
        <table:table-row table:style-name="ro2">
          <table:table-cell table:style-name="ce2" office:value-type="float" office:value="-190" calcext:value-type="float">
            <text:p>-190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0"/>
        </table:table-row>
        <table:table-row table:style-name="ro2">
          <table:table-cell table:style-name="ce2" office:value-type="float" office:value="-200" calcext:value-type="float">
            <text:p>-200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number-columns-repeated="20"/>
        </table:table-row>
        <table:table-row table:style-name="ro2">
          <table:table-cell table:style-name="ce2" office:value-type="float" office:value="-210" calcext:value-type="float">
            <text:p>-210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number-columns-repeated="20"/>
        </table:table-row>
        <table:table-row table:style-name="ro2">
          <table:table-cell table:style-name="ce2" office:value-type="float" office:value="-220" calcext:value-type="float">
            <text:p>-220</text:p>
          </table:table-cell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table:style-name="ce2" office:value-type="float" office:value="-230" calcext:value-type="float">
            <text:p>-230</text:p>
          </table:table-cell>
          <table:table-cell table:number-columns-repeated="3"/>
          <table:table-cell table:style-name="ce5" office:value-type="float" office:value="11" calcext:value-type="float">
            <text:p>11</text:p>
          </table:table-cell>
          <table:table-cell table:number-columns-repeated="20"/>
        </table:table-row>
        <table:table-row table:style-name="ro2">
          <table:table-cell table:style-name="ce2" office:value-type="float" office:value="-240" calcext:value-type="float">
            <text:p>-240</text:p>
          </table:table-cell>
          <table:table-cell table:number-columns-repeated="3"/>
          <table:table-cell table:style-name="ce5" office:value-type="float" office:value="21" calcext:value-type="float">
            <text:p>21</text:p>
          </table:table-cell>
          <table:table-cell table:number-columns-repeated="20"/>
        </table:table-row>
        <table:table-row table:style-name="ro2">
          <table:table-cell table:style-name="ce2" office:value-type="float" office:value="-250" calcext:value-type="float">
            <text:p>-250</text:p>
          </table:table-cell>
          <table:table-cell table:number-columns-repeated="3"/>
          <table:table-cell table:style-name="ce5" office:value-type="float" office:value="64" calcext:value-type="float">
            <text:p>64</text:p>
          </table:table-cell>
          <table:table-cell table:number-columns-repeated="20"/>
        </table:table-row>
        <table:table-row table:style-name="ro2" table:number-rows-repeated="53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ürckhauer" style:display-name="PageStyle_Pürckhau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" style:display-name="PageStyle_Pürckhau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2" style:display-name="PageStyle_Pürckhau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3" style:display-name="PageStyle_Pürckhau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4" style:display-name="PageStyle_Pürckhau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5" style:display-name="PageStyle_Pürckhaue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6" style:display-name="PageStyle_Pürckhaue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7" style:display-name="PageStyle_Pürckhaue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8" style:display-name="PageStyle_Pürckhaue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9" style:display-name="PageStyle_Pürckhaue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0" style:display-name="PageStyle_Pürckhaue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1" style:display-name="PageStyle_Pürckhaue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2" style:display-name="PageStyle_Pürckhauer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3" style:display-name="PageStyle_Pürckhauer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4" style:display-name="PageStyle_Pürckhauer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5" style:display-name="PageStyle_Pürckhauer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6" style:display-name="PageStyle_Pürckhauer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7" style:display-name="PageStyle_Pürckhauer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8" style:display-name="PageStyle_Pürckhauer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19" style:display-name="PageStyle_Pürckhauer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20" style:display-name="PageStyle_Pürckhauer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21" style:display-name="PageStyle_Pürckhauer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22" style:display-name="PageStyle_Pürckhauer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23" style:display-name="PageStyle_Pürckhauer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ürckhauer_20_24" style:display-name="PageStyle_Pürckhauer 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2:13:14.211000000</meta:creation-date>
    <dc:date>2019-09-25T12:33:02.463000000</dc:date>
    <meta:editing-duration>PT8M34S</meta:editing-duration>
    <meta:editing-cycles>1</meta:editing-cycles>
    <meta:document-statistic meta:table-count="1" meta:cell-count="286" meta:object-count="0"/>
    <meta:generator>LibreOffice/6.1.3.2$Windows_X86_64 LibreOffice_project/86daf60bf00efa86ad547e59e09d6bb77c699acb</meta:generator>
  </office:meta>
</office:document-meta>
</file>